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B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H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LPHA</text:p>
          </table:table-cell>
          <table:table-cell office:value-type="float" office:value="90">
            <text:p>9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BETA</text:p>
          </table:table-cell>
          <table:table-cell table:formula="of:=(360-180-[.B3])/2" office:value-type="float" office:value="45">
            <text:p>45</text:p>
          </table:table-cell>
        </table:table-row>
        <table:table-row table:style-name="ro1">
          <table:table-cell office:value-type="string">
            <text:p>GAMMA</text:p>
          </table:table-cell>
          <table:table-cell table:formula="of:=90-[.B5]" office:value-type="float" office:value="45">
            <text:p>45</text:p>
          </table:table-cell>
        </table:table-row>
        <table:table-row table:style-name="ro1">
          <table:table-cell office:value-type="string">
            <text:p>GPL</text:p>
          </table:table-cell>
          <table:table-cell table:formula="of:=[.B1]/SIN(RADIANS([.B6]))" office:value-type="float" office:value="5.65685424949238">
            <text:p>5.6568542495</text:p>
          </table:table-cell>
        </table:table-row>
        <table:table-row table:style-name="ro1">
          <table:table-cell office:value-type="string">
            <text:p>LSE</text:p>
          </table:table-cell>
          <table:table-cell table:formula="of:=SQRT(POWER([.B7];2)-POWER([.B1];2))" office:value-type="float" office:value="4">
            <text:p>4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RSL</text:p>
          </table:table-cell>
          <table:table-cell table:formula="of:=SQRT(POWER([.B1]/2;2)+POWER([.B2];2))" office:value-type="float" office:value="3.60555127546399">
            <text:p>3.6055512755</text:p>
          </table:table-cell>
        </table:table-row>
        <table:table-row table:style-name="ro1">
          <table:table-cell office:value-type="string">
            <text:p>GL</text:p>
          </table:table-cell>
          <table:table-cell table:formula="of:=SQRT(POWER([.B8]/2;2) + POWER([.B12];2))" office:value-type="float" office:value="4.12310562561766">
            <text:p>4.1231056256</text:p>
          </table:table-cell>
        </table:table-row>
        <table:table-row table:style-name="ro1">
          <table:table-cell office:value-type="string">
            <text:p>THETA</text:p>
          </table:table-cell>
          <table:table-cell table:formula="of:=DEGREES(ASIN([.B12]/[.B13]))" office:value-type="float" office:value="60.9828593753985">
            <text:p>60.9828593754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9">29/08/2012</text:date>, <text:time>12:49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8-29T10:01:02</meta:creation-date>
    <dc:date>2012-08-29T12:49:13</dc:date>
    <meta:editing-duration>PT31M49S</meta:editing-duration>
    <meta:editing-cycles>1</meta:editing-cycles>
    <meta:document-statistic meta:table-count="3" meta:cell-count="20" meta:object-count="0"/>
    <meta:generator>LibreOffice/3.3$Unix LibreOffice_project/330m19$Build-401</meta:generator>
  </office:meta>
</office:document-meta>
</file>